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11.9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35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95cm" fo:min-width="2.79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Start-End 1" draw:style-name="gr1" draw:text-style-name="P2" xml:id="id1" draw:id="id1" draw:layer="layout" svg:width="3cm" svg:height="1cm" svg:x="21.605cm" svg:y="2.622cm">
          <text:p text:style-name="P1"><text:span text:style-name="T1">Inici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" draw:style-name="gr2" draw:text-style-name="P3" draw:layer="layout" svg:x1="23.105cm" svg:y1="3.622cm" svg:x2="23.065cm" svg:y2="4.813cm" draw:start-shape="id1" draw:start-glue-point="6" draw:end-shape="id2" draw:end-glue-point="4" svg:d="M23105 3622v596h-40v595" svg:viewBox="0 0 41 1192">
          <text:p/>
        </draw:connector>
        <draw:connector draw:name="Connector 2" draw:style-name="gr3" draw:text-style-name="P3" draw:layer="layout" svg:x1="23.065cm" svg:y1="7.357cm" svg:x2="23.07cm" svg:y2="8.306cm" draw:start-shape="id2" draw:start-glue-point="6" draw:end-shape="id3" draw:end-glue-point="4" svg:d="M23065 7357v408h5v541" svg:viewBox="0 0 6 950">
          <text:p/>
        </draw:connector>
        <draw:custom-shape draw:name="Process 1" draw:style-name="gr4" draw:text-style-name="P2" xml:id="id4" draw:id="id4" draw:layer="layout" svg:width="12.471cm" svg:height="2cm" svg:x="16.831cm" svg:y="10.342cm">
          <text:p text:style-name="P1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1" draw:style-name="gr5" draw:text-style-name="P2" xml:id="id5" draw:id="id5" draw:layer="layout" svg:width="3cm" svg:height="2cm" svg:x="21.57cm" svg:y="12.917cm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3" draw:style-name="gr6" draw:text-style-name="P3" draw:layer="layout" svg:x1="23.07cm" svg:y1="9.418cm" svg:x2="23.067cm" svg:y2="10.342cm" draw:start-shape="id3" draw:start-glue-point="6" draw:end-shape="id4" draw:end-glue-point="4" svg:d="M23070 9418v516h-3v408" svg:viewBox="0 0 4 925">
          <text:p/>
        </draw:connector>
        <draw:connector draw:name="Connector 4" draw:style-name="gr7" draw:text-style-name="P3" draw:layer="layout" svg:x1="23.067cm" svg:y1="12.342cm" svg:x2="23.07cm" svg:y2="12.917cm" draw:start-shape="id4" draw:start-glue-point="6" draw:end-shape="id5" draw:end-glue-point="4" svg:d="M23067 12342v288h3v287" svg:viewBox="0 0 4 576">
          <text:p/>
        </draw:connector>
        <draw:custom-shape draw:name="Decision 2" draw:style-name="gr8" draw:text-style-name="P2" xml:id="id6" draw:id="id6" draw:layer="layout" svg:width="3cm" svg:height="2cm" svg:x="7.466cm" svg:y="18.887cm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3" draw:style-name="gr9" draw:text-style-name="P2" xml:id="id7" draw:id="id7" draw:layer="layout" svg:width="3cm" svg:height="2cm" svg:x="12.049cm" svg:y="20.552cm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5" draw:style-name="gr10" draw:text-style-name="P3" draw:layer="layout" svg:x1="8.966cm" svg:y1="20.887cm" svg:x2="8.973cm" svg:y2="22.262cm" draw:start-shape="id6" draw:start-glue-point="6" svg:d="M8966 20887v821h7v554" svg:viewBox="0 0 8 1376">
          <text:p text:style-name="P4"><text:tab/>si</text:p>
        </draw:connector>
        <draw:connector draw:name="Connector-Standard 1" draw:style-name="gr11" draw:text-style-name="P3" draw:layer="layout" svg:x1="23.07cm" svg:y1="14.917cm" svg:x2="8.966cm" svg:y2="18.887cm" draw:start-shape="id5" draw:start-glue-point="6" draw:end-shape="id6" draw:end-glue-point="4" svg:d="M23070 14917v1986h-14104v1984" svg:viewBox="0 0 14105 3971">
          <text:p text:style-name="P4"/>
        </draw:connector>
        <draw:connector draw:name="Connector 6" draw:style-name="gr12" draw:text-style-name="P3" draw:layer="layout" svg:x1="13.549cm" svg:y1="22.552cm" svg:x2="13.538cm" svg:y2="23.527cm" draw:start-shape="id7" draw:start-glue-point="6" draw:end-shape="id8" svg:d="M13549 22552v488h-11v487" svg:viewBox="0 0 12 976">
          <text:p text:style-name="P4">Si<text:tab/></text:p>
        </draw:connector>
        <draw:connector draw:name="Connector-Standard 2" draw:style-name="gr13" draw:text-style-name="P3" draw:layer="layout" svg:x1="10.466cm" svg:y1="19.887cm" svg:x2="13.549cm" svg:y2="20.552cm" draw:start-shape="id6" draw:end-shape="id7" draw:end-glue-point="4" svg:d="M10466 19887h3083v665" svg:viewBox="0 0 3084 666">
          <text:p text:style-name="P4">no</text:p>
        </draw:connector>
        <draw:connector draw:name="Connector-Standard 3" draw:style-name="gr14" draw:text-style-name="P3" draw:layer="layout" svg:x1="15.049cm" svg:y1="21.552cm" svg:x2="17.979cm" svg:y2="23.563cm" draw:start-shape="id7" draw:start-glue-point="7" draw:end-shape="id9" draw:end-glue-point="4" svg:d="M15049 21552h2930v2011" svg:viewBox="0 0 2931 2012">
          <text:p text:style-name="P4">no</text:p>
        </draw:connector>
        <draw:custom-shape draw:name="Start-End 2" draw:style-name="gr15" draw:text-style-name="P2" xml:id="id10" draw:id="id10" draw:layer="layout" svg:width="3cm" svg:height="1cm" svg:x="21.582cm" svg:y="31.811cm">
          <text:p text:style-name="P1"><text:span text:style-name="T1">Fi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4" draw:style-name="gr16" draw:text-style-name="P3" draw:layer="layout" draw:line-skew="0.799cm" svg:x1="8.973cm" svg:y1="24.144cm" svg:x2="23.082cm" svg:y2="31.811cm" draw:end-shape="id10" draw:end-glue-point="4" svg:d="M8973 24144v4500h14109v3167" svg:viewBox="0 0 14110 7668">
          <text:p/>
        </draw:connector>
        <draw:connector draw:name="Connector-Standard 5" draw:style-name="gr17" draw:text-style-name="P3" draw:layer="layout" svg:x1="13.538cm" svg:y1="25.436cm" svg:x2="23.082cm" svg:y2="31.811cm" draw:start-shape="id8" draw:start-glue-point="6" draw:end-shape="id10" draw:end-glue-point="0" svg:d="M13538 25436v3188h9544v3187" svg:viewBox="0 0 9545 6376">
          <text:p/>
        </draw:connector>
        <draw:connector draw:name="Connector-Standard 6" draw:style-name="gr18" draw:text-style-name="P3" draw:layer="layout" svg:x1="17.979cm" svg:y1="25.472cm" svg:x2="23.082cm" svg:y2="31.811cm" draw:start-shape="id9" draw:start-glue-point="6" draw:end-shape="id10" draw:end-glue-point="4" svg:d="M17979 25472v3170h5103v3169" svg:viewBox="0 0 5104 6340">
          <text:p/>
        </draw:connector>
        <draw:custom-shape draw:name="Decision 4" draw:style-name="gr19" draw:text-style-name="P2" xml:id="id11" draw:id="id11" draw:layer="layout" svg:width="3cm" svg:height="2cm" svg:x="21.587cm" svg:y="18.744cm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5" draw:style-name="gr20" draw:text-style-name="P2" xml:id="id13" draw:id="id13" draw:layer="layout" svg:width="3cm" svg:height="2cm" svg:x="26.17cm" svg:y="20.409cm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7" draw:style-name="gr21" draw:text-style-name="P3" draw:layer="layout" svg:x1="23.087cm" svg:y1="20.744cm" svg:x2="23.089cm" svg:y2="21.923cm" draw:start-shape="id11" draw:start-glue-point="6" draw:end-shape="id12" draw:end-glue-point="4" svg:d="M23087 20744v590h2v589" svg:viewBox="0 0 3 1180">
          <text:p text:style-name="P4"><text:tab/>si</text:p>
        </draw:connector>
        <draw:connector draw:name="Connector 8" draw:style-name="gr22" draw:text-style-name="P3" draw:layer="layout" svg:x1="27.67cm" svg:y1="22.409cm" svg:x2="27.679cm" svg:y2="23.617cm" draw:start-shape="id13" draw:start-glue-point="6" draw:end-shape="id14" svg:d="M27670 22409v604h9v604" svg:viewBox="0 0 10 1209">
          <text:p text:style-name="P4">Si<text:tab/></text:p>
        </draw:connector>
        <draw:connector draw:name="Connector-Standard 7" draw:style-name="gr23" draw:text-style-name="P3" draw:layer="layout" svg:x1="24.587cm" svg:y1="19.744cm" svg:x2="27.67cm" svg:y2="20.409cm" draw:start-shape="id11" draw:end-shape="id13" draw:end-glue-point="4" svg:d="M24587 19744h3083v665" svg:viewBox="0 0 3084 666">
          <text:p text:style-name="P4">no</text:p>
        </draw:connector>
        <draw:connector draw:name="Connector-Standard 8" draw:style-name="gr24" draw:text-style-name="P3" draw:layer="layout" svg:x1="29.17cm" svg:y1="21.409cm" svg:x2="32.04cm" svg:y2="23.653cm" draw:start-shape="id13" draw:start-glue-point="7" draw:end-shape="id15" draw:end-glue-point="4" svg:d="M29170 21409h2870v2244" svg:viewBox="0 0 2871 2245">
          <text:p text:style-name="P4">no</text:p>
        </draw:connector>
        <draw:custom-shape draw:name="Decision 6" draw:style-name="gr25" draw:text-style-name="P2" xml:id="id16" draw:id="id16" draw:layer="layout" svg:width="3cm" svg:height="2cm" svg:x="34.551cm" svg:y="18.84cm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7" draw:style-name="gr26" draw:text-style-name="P2" xml:id="id18" draw:id="id18" draw:layer="layout" svg:width="3cm" svg:height="2cm" svg:x="39.134cm" svg:y="20.505cm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9" draw:style-name="gr27" draw:text-style-name="P3" draw:layer="layout" svg:x1="36.051cm" svg:y1="20.84cm" svg:x2="36.039cm" svg:y2="21.679cm" draw:start-shape="id16" draw:start-glue-point="6" draw:end-shape="id17" draw:end-glue-point="4" svg:d="M36051 20840v420h-12v419" svg:viewBox="0 0 13 840">
          <text:p text:style-name="P4"><text:tab/>si</text:p>
        </draw:connector>
        <draw:connector draw:name="Connector 10" draw:style-name="gr28" draw:text-style-name="P3" draw:layer="layout" svg:x1="40.634cm" svg:y1="22.505cm" svg:x2="40.625cm" svg:y2="23.055cm" draw:start-shape="id18" draw:start-glue-point="6" draw:end-shape="id19" svg:d="M40634 22505v275h-9v275" svg:viewBox="0 0 10 551">
          <text:p text:style-name="P4">Si<text:tab/></text:p>
        </draw:connector>
        <draw:connector draw:name="Connector-Standard 9" draw:style-name="gr29" draw:text-style-name="P3" draw:layer="layout" svg:x1="37.551cm" svg:y1="19.84cm" svg:x2="40.634cm" svg:y2="20.505cm" draw:start-shape="id16" draw:end-shape="id18" draw:end-glue-point="4" svg:d="M37551 19840h3083v665" svg:viewBox="0 0 3084 666">
          <text:p text:style-name="P4">no</text:p>
        </draw:connector>
        <draw:connector draw:name="Connector-Standard 10" draw:style-name="gr30" draw:text-style-name="P3" draw:layer="layout" svg:x1="42.134cm" svg:y1="21.505cm" svg:x2="45.319cm" svg:y2="23.114cm" draw:start-shape="id18" draw:start-glue-point="7" draw:end-shape="id20" draw:end-glue-point="4" svg:d="M42134 21505h3185v1609" svg:viewBox="0 0 3186 1610">
          <text:p text:style-name="P4">no</text:p>
        </draw:connector>
        <draw:connector draw:name="Connector 11" draw:style-name="gr31" draw:text-style-name="P3" draw:layer="layout" svg:x1="23.07cm" svg:y1="14.917cm" svg:x2="23.087cm" svg:y2="18.744cm" draw:start-shape="id5" draw:start-glue-point="6" draw:end-shape="id11" draw:end-glue-point="4" svg:d="M23070 14917v1914h17v1913" svg:viewBox="0 0 18 3828">
          <text:p text:style-name="P4"><text:tab/></text:p>
        </draw:connector>
        <draw:connector draw:name="Connector 12" draw:style-name="gr32" draw:text-style-name="P3" draw:layer="layout" svg:x1="23.07cm" svg:y1="14.917cm" svg:x2="36.051cm" svg:y2="18.84cm" draw:start-shape="id5" draw:start-glue-point="6" draw:end-shape="id16" draw:end-glue-point="4" svg:d="M23070 14917v1962h12981v1961" svg:viewBox="0 0 12982 3924">
          <text:p text:style-name="P4"/>
        </draw:connector>
        <draw:connector draw:name="Connector 13" draw:style-name="gr33" draw:text-style-name="P3" draw:layer="layout" svg:x1="23.07cm" svg:y1="14.917cm" svg:x2="51.67cm" svg:y2="18.814cm" draw:start-shape="id5" draw:start-glue-point="6" draw:end-shape="id21" draw:end-glue-point="4" svg:d="M23070 14917v1949h28600v1948" svg:viewBox="0 0 28601 3898">
          <text:p text:style-name="P4"/>
        </draw:connector>
        <draw:connector draw:name="Connector 15" draw:style-name="gr34" draw:text-style-name="P3" draw:layer="layout" draw:line-skew="2.362cm" svg:x1="51.67cm" svg:y1="20.723cm" svg:x2="23.082cm" svg:y2="31.811cm" draw:start-shape="id21" draw:start-glue-point="6" draw:end-shape="id10" svg:d="M51670 20723v7906h-28588v3182" svg:viewBox="0 0 28589 11089">
          <text:p/>
        </draw:connector>
        <draw:connector draw:name="Connector 16" draw:style-name="gr35" draw:text-style-name="P3" draw:layer="layout" draw:line-skew="0.251cm" svg:x1="45.319cm" svg:y1="25.023cm" svg:x2="23.082cm" svg:y2="31.811cm" draw:start-shape="id20" draw:start-glue-point="6" draw:end-shape="id10" draw:end-glue-point="0" svg:d="M45319 25023v3645h-22237v3143" svg:viewBox="0 0 22238 6789">
          <text:p/>
        </draw:connector>
        <draw:connector draw:name="Connector 17" draw:style-name="gr36" draw:text-style-name="P3" draw:layer="layout" draw:line-skew="0.28cm" svg:x1="40.625cm" svg:y1="24.964cm" svg:x2="23.082cm" svg:y2="31.811cm" draw:start-shape="id19" draw:start-glue-point="6" draw:end-shape="id10" svg:d="M40625 24964v3704h-17543v3143" svg:viewBox="0 0 17544 6848">
          <text:p/>
        </draw:connector>
        <draw:connector draw:name="Connector 18" draw:style-name="gr37" draw:text-style-name="P3" draw:layer="layout" svg:x1="32.04cm" svg:y1="25.562cm" svg:x2="23.082cm" svg:y2="31.811cm" draw:start-shape="id15" draw:start-glue-point="6" draw:end-shape="id10" svg:d="M32040 25562v3125h-8958v3124" svg:viewBox="0 0 8959 6250">
          <text:p/>
        </draw:connector>
        <draw:connector draw:name="Connector 19" draw:style-name="gr38" draw:text-style-name="P3" draw:layer="layout" draw:line-skew="1.079cm" svg:x1="36.039cm" svg:y1="23.588cm" svg:x2="23.082cm" svg:y2="31.811cm" draw:start-shape="id17" draw:start-glue-point="6" draw:end-shape="id10" svg:d="M36039 23588v5191h-12957v3032" svg:viewBox="0 0 12958 8224">
          <text:p/>
        </draw:connector>
        <draw:connector draw:name="Connector 20" draw:style-name="gr39" draw:text-style-name="P3" draw:layer="layout" svg:x1="27.679cm" svg:y1="25.526cm" svg:x2="23.082cm" svg:y2="31.811cm" draw:start-shape="id14" draw:start-glue-point="6" draw:end-shape="id10" draw:end-glue-point="0" svg:d="M27679 25526v3143h-4597v3142" svg:viewBox="0 0 4598 6286">
          <text:p/>
        </draw:connector>
        <draw:connector draw:name="Connector 21" draw:style-name="gr40" draw:text-style-name="P3" draw:layer="layout" svg:x1="23.089cm" svg:y1="23.832cm" svg:x2="23.082cm" svg:y2="31.811cm" draw:start-shape="id12" draw:start-glue-point="6" draw:end-shape="id10" draw:end-glue-point="4" svg:d="M23089 23832v3990h-7v3989" svg:viewBox="0 0 8 7980">
          <text:p/>
        </draw:connector>
        <draw:custom-shape draw:name="Manual-Input 1" draw:style-name="gr41" draw:text-style-name="P2" xml:id="id3" draw:id="id3" draw:layer="layout" svg:width="3cm" svg:height="1.353cm" svg:x="21.57cm" svg:y="8.172cm">
          <text:p text:style-name="P1"><text:span text:style-name="T1"/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Display 1" draw:style-name="gr42" draw:text-style-name="P2" xml:id="id2" draw:id="id2" draw:layer="layout" svg:width="5.008cm" svg:height="2.544cm" svg:x="20.561cm" svg:y="4.813cm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2" draw:style-name="gr43" draw:text-style-name="P2" draw:layer="layout" svg:width="4.06cm" svg:height="1.909cm" svg:x="6.839cm" svg:y="22.239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3" draw:style-name="gr44" draw:text-style-name="P2" xml:id="id8" draw:id="id8" draw:layer="layout" svg:width="4.06cm" svg:height="1.909cm" svg:x="11.508cm" svg:y="23.527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4" draw:style-name="gr45" draw:text-style-name="P2" xml:id="id9" draw:id="id9" draw:layer="layout" svg:width="4.06cm" svg:height="1.909cm" svg:x="15.949cm" svg:y="23.563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5" draw:style-name="gr46" draw:text-style-name="P2" xml:id="id12" draw:id="id12" draw:layer="layout" svg:width="4.06cm" svg:height="1.909cm" svg:x="21.059cm" svg:y="21.923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6" draw:style-name="gr47" draw:text-style-name="P2" xml:id="id14" draw:id="id14" draw:layer="layout" svg:width="4.06cm" svg:height="1.909cm" svg:x="25.649cm" svg:y="23.617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7" draw:style-name="gr48" draw:text-style-name="P2" xml:id="id15" draw:id="id15" draw:layer="layout" svg:width="4.06cm" svg:height="1.909cm" svg:x="30.01cm" svg:y="23.653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8" draw:style-name="gr49" draw:text-style-name="P2" xml:id="id17" draw:id="id17" draw:layer="layout" svg:width="4.06cm" svg:height="1.909cm" svg:x="34.009cm" svg:y="21.679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9" draw:style-name="gr50" draw:text-style-name="P2" xml:id="id19" draw:id="id19" draw:layer="layout" svg:width="4.06cm" svg:height="1.909cm" svg:x="38.595cm" svg:y="23.055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10" draw:style-name="gr51" draw:text-style-name="P2" xml:id="id20" draw:id="id20" draw:layer="layout" svg:width="4.06cm" svg:height="1.909cm" svg:x="43.289cm" svg:y="23.114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11" draw:style-name="gr52" draw:text-style-name="P2" xml:id="id21" draw:id="id21" draw:layer="layout" svg:width="4.06cm" svg:height="1.909cm" svg:x="49.64cm" svg:y="18.814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4T12:15:09.698000000</meta:creation-date>
    <dc:date>2022-09-14T13:12:06.274000000</dc:date>
    <meta:editing-duration>PT52M32S</meta:editing-duration>
    <meta:editing-cycles>2</meta:editing-cycles>
    <meta:generator>LibreOffice/7.4.0.3$Windows_X86_64 LibreOffice_project/f85e47c08ddd19c015c0114a68350214f7066f5a</meta:generator>
    <meta:document-statistic meta:object-count="52"/>
  </office:meta>
</office:document-meta>
</file>